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svg:stroke-color="#800000" draw:fill-color="#ffcc99" draw:textarea-horizontal-align="justify" draw:textarea-vertical-align="middle" draw:auto-grow-height="false" fo:wrap-option="wrap"/>
    </style:style>
    <style:style style:name="gr2" style:family="graphic" style:parent-style-name="standard" style:list-style-name="L1">
      <style:graphic-properties svg:stroke-color="#800000" draw:fill-color="#ffcc99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2.484cm"/>
    </style:style>
    <style:style style:name="gr5" style:family="graphic" style:parent-style-name="standard">
      <style:graphic-properties svg:stroke-color="#ffffff" draw:fill="solid" draw:fill-color="#ff3333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svg:stroke-color="#800000" draw:fill-color="#ffcc99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3" style:family="paragraph">
      <style:paragraph-properties fo:text-align="center"/>
      <style:text-properties fo:color="#000000" fo:font-family="Arial" style:font-family-generic="roman" style:font-pitch="variable" fo:font-size="22pt" fo:text-shadow="1pt 1pt" fo:font-weight="bold" style:letter-kerning="true" style:font-family-asian="'Microsoft YaHei'" style:font-family-generic-asian="system" style:font-pitch-asian="variable" style:font-size-asian="22pt" style:font-weight-asian="bold" style:font-family-complex="Mangal" style:font-family-generic-complex="system" style:font-pitch-complex="variable" style:font-size-complex="22pt" style:font-weight-complex="bold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color="#000000"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3" draw:id="id3" draw:layer="layout" svg:width="28.8cm" svg:height="5.4cm" svg:x="11.4cm" svg:y="1cm">
          <text:p text:style-name="P1"><text:span text:style-name="T1">MENU :</text:span></text:p>
          <text:p text:style-name="P2">"connexion au serveur"</text:p>
          <text:p text:style-name="P2">+ choix de la room ("play")</text:p>
          <text:p text:style-name="P2">+ choix des contrôles</text:p>
          <text:p text:style-name="P2">+ choix activation / désactivation des sons</text:p>
          <text:p text:style-name="P2">+ accès aux crédit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3.3cm" svg:height="9.5cm" svg:x="27.7cm" svg:y="19cm">
          <text:p text:style-name="P1"><text:span text:style-name="T1">Freestyle Room</text:span></text:p>
          <text:p text:style-name="P1"><text:span text:style-name="T2"/></text:p>
          <text:p text:style-name="P1"><text:span text:style-name="T2">run loop :</text:span></text:p>
          <text:p text:style-name="P1"><text:span text:style-name="T2">* déplacement du personnage « client » au clavier (envois d'infos au serveur),</text:span></text:p>
          <text:p text:style-name="P1"><text:span text:style-name="T2">* check des collisions du personnage « client »,</text:span></text:p>
          <text:p text:style-name="P1"><text:span text:style-name="T2">* respawn et reset (position, score),</text:span></text:p>
          <text:p text:style-name="P1"><text:span text:style-name="T2">* déplacement des ghosts en fonction des infos serveur.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8cm" svg:y1="11.7cm" svg:x2="34.35cm" svg:y2="19cm" draw:start-shape="id1" draw:start-glue-point="7" draw:end-shape="id2" draw:end-glue-point="0" svg:d="m28000 11700h6350v7300" svg:viewBox="0 0 6351 7301">
          <text:p/>
        </draw:connector>
        <draw:frame draw:style-name="gr4" draw:text-style-name="P1" draw:layer="layout" svg:width="16.809cm" svg:height="2.734cm" svg:x="17.3cm" svg:y="14.566cm">
          <draw:text-box>
            <text:p text:style-name="P1"><text:span text:style-name="T1">GAME SCENE</text:span></text:p>
            <text:p text:style-name="P1"><text:span text:style-name="T1"/></text:p>
            <text:p text:style-name="P1"><text:span text:style-name="T3">grotte 3D, monde persistant, une caméra fixe par joueur</text:span></text:p>
          </draw:text-box>
        </draw:frame>
        <draw:custom-shape draw:style-name="gr5" draw:text-style-name="P4" xml:id="id1" draw:id="id1" draw:layer="layout" svg:width="4.4cm" svg:height="4.2cm" svg:x="23.6cm" svg:y="9.6cm">
          <text:p text:style-name="P1"><text:span text:style-name="T4">« play »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5.8cm" svg:y1="6.4cm" svg:x2="25.8cm" svg:y2="9.6cm" draw:start-shape="id3" draw:start-glue-point="2" draw:end-shape="id1" svg:d="m25800 6400v3200" svg:viewBox="0 0 1 3201">
          <text:p/>
        </draw:connector>
        <draw:custom-shape draw:style-name="gr6" draw:text-style-name="P2" xml:id="id4" draw:id="id4" draw:layer="layout" svg:width="13.3cm" svg:height="9.5cm" svg:x="10.5cm" svg:y="19cm">
          <text:p text:style-name="P1"><text:span text:style-name="T1">Duel Room</text:span></text:p>
          <text:p text:style-name="P1"><text:span text:style-name="T2"/></text:p>
          <text:p text:style-name="P1"><text:span text:style-name="T2">run loop :</text:span></text:p>
          <text:p text:style-name="P1"><text:span text:style-name="T2">* déplacement du personnage « client » au clavier (envois d'infos au serveur),</text:span></text:p>
          <text:p text:style-name="P1"><text:span text:style-name="T2">* check des collisions du personnage « client »,</text:span></text:p>
          <text:p text:style-name="P1"><text:span text:style-name="T2">* respawn et reset (position, score),</text:span></text:p>
          <text:p text:style-name="P1"><text:span text:style-name="T2">* déplacement des ghosts en fonction des infos serveur.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3.6cm" svg:y1="11.7cm" svg:x2="17.15cm" svg:y2="19cm" draw:start-shape="id1" draw:start-glue-point="5" draw:end-shape="id4" svg:d="m23600 11700h-6450v7300" svg:viewBox="0 0 6451 7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4T10:50:00.37</meta:creation-date>
    <dc:date>2014-04-26T08:24:17.55</dc:date>
    <meta:editing-duration>PT6H31M11S</meta:editing-duration>
    <meta:editing-cycles>33</meta:editing-cycles>
    <meta:generator>LibreOffice/4.0.4.2$Windows_x86 LibreOffice_project/9e9821abd0ffdbc09cd8c52eaa574fa09eb08f2</meta:generator>
    <meta:document-statistic meta:object-count="8"/>
  </office:meta>
</office:document-meta>
</file>